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972cm"/>
    </style:style>
    <style:style style:name="co2" style:family="table-column">
      <style:table-column-properties fo:break-before="auto" style:column-width="4.611cm"/>
    </style:style>
    <style:style style:name="co3" style:family="table-column">
      <style:table-column-properties fo:break-before="auto" style:column-width="9.541cm"/>
    </style:style>
    <style:style style:name="co4" style:family="table-column">
      <style:table-column-properties fo:break-before="auto" style:column-width="9.216cm"/>
    </style:style>
    <style:style style:name="co5" style:family="table-column">
      <style:table-column-properties fo:break-before="auto" style:column-width="16.272cm"/>
    </style:style>
    <style:style style:name="co6" style:family="table-column">
      <style:table-column-properties fo:break-before="auto" style:column-width="20.7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3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ackground-color="#e6e6ff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fo:background-color="#e6e6e6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ackground-color="#e6e6ff"/>
    </style:style>
    <style:style style:name="ce9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6e6ff"/>
    </style:style>
    <style:style style:name="ce13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ff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1" table:default-cell-style-name="Default"/>
        <table:table-column table:style-name="co8" table:number-columns-repeated="767" table:default-cell-style-name="Default"/>
        <table:table-row table:style-name="ro1">
          <table:table-cell table:style-name="ce1" office:value-type="string">
            <text:p>Library Name</text:p>
          </table:table-cell>
          <table:table-cell table:style-name="ce6" office:value-type="string">
            <text:p>Version</text:p>
          </table:table-cell>
          <table:table-cell table:style-name="ce6" office:value-type="string">
            <text:p>Description</text:p>
          </table:table-cell>
          <table:table-cell table:style-name="ce1" office:value-type="string">
            <text:p>Creator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<text:s/>License</text:p>
          </table:table-cell>
          <table:table-cell table:style-name="ce4" table:number-columns-repeated="1018"/>
        </table:table-row>
        <table:table-row table:style-name="ro2">
          <table:table-cell office:value-type="string">
            <text:p>icu4j</text:p>
          </table:table-cell>
          <table:table-cell office:value-type="string">
            <text:p>4.2.1</text:p>
          </table:table-cell>
          <table:table-cell table:style-name="ce10" office:value-type="string">
            <text:p>ICU is a set of C/C++ and Java libraries providing Unicode and globalization support for software applications. </text:p>
          </table:table-cell>
          <table:table-cell office:value-type="string">
            <text:p><text:a xlink:href="http://site.icu-project.org/">http://site.icu-project.org/</text:a></text:p>
          </table:table-cell>
          <table:table-cell office:value-type="string">
            <text:p><text:a xlink:href="http://site.icu-project.org/">http://site.icu-project.org/</text:a></text:p>
          </table:table-cell>
          <table:table-cell office:value-type="string">
            <text:p>Basic BSD Style Licens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javahelp</text:p>
          </table:table-cell>
          <table:table-cell office:value-type="string">
            <text:p>CVS co 2009-6-24</text:p>
          </table:table-cell>
          <table:table-cell table:style-name="ce10" office:value-type="string">
            <text:p>An online help system used by Xena. </text:p>
          </table:table-cell>
          <table:table-cell office:value-type="string">
            <text:p>Sun Microsystems</text:p>
          </table:table-cell>
          <table:table-cell table:style-name="ce13" office:value-type="string">
            <text:p><text:span text:style-name="T1"><text:a xlink:href="https://javahelp.dev.java.net/">https://javahelp.dev.java.net/</text:a></text:span></text:p>
          </table:table-cell>
          <table:table-cell table:style-name="ce13" office:value-type="string">
            <text:p><text:span text:style-name="T1"><text:a xlink:href="http://www.gnu.org/software/classpath/license.html">GPL2 only with Classpath exception (If Classpath Exception is correct)  see: http://www.gnu.org/software/classpath/license.html</text:a></text:span></text:p>
          </table:table-cell>
          <table:table-cell table:number-columns-repeated="1018"/>
        </table:table-row>
        <table:table-row table:style-name="ro3">
          <table:table-cell office:value-type="string">
            <text:p>xalan</text:p>
          </table:table-cell>
          <table:table-cell office:value-type="string">
            <text:p>2.7.1</text:p>
          </table:table-cell>
          <table:table-cell table:style-name="ce10" office:value-type="string">
            <text:p>Xalan-Java is an XSLT processor for transforming XML documents into HTML, text, or other XML document types.</text:p>
          </table:table-cell>
          <table:table-cell table:style-name="ce5" office:value-type="string">
            <text:p>Apache Software Foundation</text:p>
          </table:table-cell>
          <table:table-cell office:value-type="string">
            <text:p>http://xml.apache.org/xalan-j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3">
          <table:table-cell office:value-type="string">
            <text:p>Looks</text:p>
          </table:table-cell>
          <table:table-cell office:value-type="string">
            <text:p>2.2.2</text:p>
          </table:table-cell>
          <table:table-cell table:style-name="ce10" office:value-type="string">
            <text:p>JGoodies Looks is a library used to help improve the user interface for the Xena application.</text:p>
          </table:table-cell>
          <table:table-cell office:value-type="string">
            <text:p>Jgoodies, Karsten Lentzsch</text:p>
          </table:table-cell>
          <table:table-cell table:style-name="ce13" office:value-type="string">
            <text:p><text:span text:style-name="T1"><text:a xlink:href="http://www.jgoodies.com/downloads/librar">http://jgoodies.dev.java.net And http://www.jgoodies.com/downloads/libraries.html</text:a></text:span></text:p>
          </table:table-cell>
          <table:table-cell office:value-type="string">
            <text:p>Modified BSD License (No advertising clause)</text:p>
          </table:table-cell>
          <table:table-cell table:number-columns-repeated="1018"/>
        </table:table-row>
        <table:table-row table:style-name="ro3">
          <table:table-cell office:value-type="string">
            <text:p>Commons-cli</text:p>
          </table:table-cell>
          <table:table-cell office:value-type="string">
            <text:p>1.1</text:p>
          </table:table-cell>
          <table:table-cell table:style-name="ce10" office:value-type="string">
            <text:p>An application programming interface (API) for parsing command line options passed to programs.</text:p>
          </table:table-cell>
          <table:table-cell office:value-type="string">
            <text:p>Apache Software Foundation</text:p>
          </table:table-cell>
          <table:table-cell table:style-name="ce13" office:value-type="string">
            <text:p><text:span text:style-name="T1"><text:a xlink:href="http://commons.apache.org/cli/">http://commons.apache.org/cli/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3">
          <table:table-cell office:value-type="string">
            <text:p>xerces</text:p>
          </table:table-cell>
          <table:table-cell office:value-type="string">
            <text:p>2.9.1</text:p>
          </table:table-cell>
          <table:table-cell table:style-name="ce10" office:value-type="string">
            <text:p>A collection of software libraries for parsing, validating, serializing and manipulating XML.</text:p>
          </table:table-cell>
          <table:table-cell office:value-type="string">
            <text:p>Apache Software Foundation</text:p>
          </table:table-cell>
          <table:table-cell table:style-name="ce13" office:value-type="string">
            <text:p><text:span text:style-name="T1"><text:a xlink:href="http://xml.apache.org/dist/xerces-j/">http://xml.apache.org/dist/xerces-j/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office:value-type="string">
            <text:p>tika</text:p>
          </table:table-cell>
          <table:table-cell office:value-type="string">
            <text:p>0.9</text:p>
          </table:table-cell>
          <table:table-cell table:style-name="ce10" office:value-type="string">
            <text:p>Extracts metadata and text representations from files</text:p>
          </table:table-cell>
          <table:table-cell office:value-type="string">
            <text:p>Apache Software Foundation</text:p>
          </table:table-cell>
          <table:table-cell table:style-name="ce13" office:value-type="string">
            <text:p><text:a xlink:href="http://tika.apache.org/">http://tika.apache.org</text:a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office:value-type="string">
            <text:p>Crystal icon set</text:p>
          </table:table-cell>
          <table:table-cell/>
          <table:table-cell table:style-name="ce10" office:value-type="string">
            <text:p>Icon set used in the graphical user interface for Xena.</text:p>
          </table:table-cell>
          <table:table-cell table:style-name="ce11" office:value-type="string">
            <text:p>Everaldo Coelho</text:p>
          </table:table-cell>
          <table:table-cell office:value-type="string">
            <text:p>http://www.everaldo.com/crystal/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Archive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2">
          <table:table-cell office:value-type="string">
            <text:p>activation</text:p>
          </table:table-cell>
          <table:table-cell office:value-type="string">
            <text:p>1.1.1</text:p>
          </table:table-cell>
          <table:table-cell table:style-name="ce10" office:value-type="string">
            <text:p>A file type map that specifies the MIME content type for a given file and a way to specify actions for given MIME type content.</text:p>
          </table:table-cell>
          <table:table-cell office:value-type="string">
            <text:p>GNU</text:p>
          </table:table-cell>
          <table:table-cell table:style-name="ce13" office:value-type="string">
            <text:p><text:span text:style-name="T1"><text:a xlink:href="http://ftp.gnu.org/gnu/classpathx/">http://ftp.gnu.org/gnu/classpathx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office:value-type="string">
            <text:p>tar</text:p>
          </table:table-cell>
          <table:table-cell office:value-type="string">
            <text:p>2.3</text:p>
          </table:table-cell>
          <table:table-cell table:style-name="ce10" office:value-type="string">
            <text:p>Allows for creating and extracting of TAR archives.</text:p>
          </table:table-cell>
          <table:table-cell office:value-type="string">
            <text:p>com.ice</text:p>
          </table:table-cell>
          <table:table-cell table:style-name="ce13" office:value-type="string">
            <text:p><text:span text:style-name="T1"><text:a xlink:href="http://www.trustice.com/java/tar/">http://www.trustice.com/java/tar/</text:a></text:span></text:p>
          </table:table-cell>
          <table:table-cell office:value-type="string">
            <text:p>Public Domain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Archive Plugin – antlib</text:p>
          </table:table-cell>
          <table:table-cell table:style-name="ce9" table:number-columns-repeated="2"/>
          <table:table-cell table:style-name="ce4" table:number-columns-repeated="1021"/>
        </table:table-row>
        <table:table-row table:style-name="ro1">
          <table:table-cell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Audio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3">
          <table:table-cell office:value-type="string">
            <text:p>jflac</text:p>
          </table:table-cell>
          <table:table-cell office:value-type="string">
            <text:p>1.3</text:p>
          </table:table-cell>
          <table:table-cell table:style-name="ce10" office:value-type="string">
            <text:p>jFLAC is a port of the <text:a xlink:href="http://flac.sourceforge.net/">Free Lossless Audio Codec</text:a> (FLAC) library to Java.</text:p>
          </table:table-cell>
          <table:table-cell table:style-name="ce5" office:value-type="string">
            <text:p>Josh Coalson</text:p>
          </table:table-cell>
          <table:table-cell table:style-name="ce13" office:value-type="string">
            <text:p><text:span text:style-name="T1"><text:a xlink:href="http://jflac.sourceforge.net/">http://jflac.sourceforge.net</text:a></text:span></text:p>
          </table:table-cell>
          <table:table-cell office:value-type="string">
            <text:p>GPL 2+ or Modified BSD</text:p>
          </table:table-cell>
          <table:table-cell table:number-columns-repeated="1018"/>
        </table:table-row>
        <table:table-row table:style-name="ro1">
          <table:table-cell office:value-type="string">
            <text:p>jorbis</text:p>
          </table:table-cell>
          <table:table-cell office:value-type="string">
            <text:p>0.0.17</text:p>
          </table:table-cell>
          <table:table-cell table:style-name="ce10" office:value-type="string">
            <text:p>A Java Ogg Vorbis decoder.</text:p>
          </table:table-cell>
          <table:table-cell table:style-name="ce13" office:value-type="string">
            <text:p><text:span text:style-name="T1"><text:a xlink:href="http://www.jcraft.com/jorbis/">http://www.jcraft.com/jorbis/</text:a></text:span></text:p>
          </table:table-cell>
          <table:table-cell table:style-name="ce13" office:value-type="string">
            <text:p><text:span text:style-name="T1"><text:a xlink:href="http://www.jcraft.com/jorbis/">http://www.jcraft.com/jorbis/</text:a></text:span>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office:value-type="string">
            <text:p>tritonus</text:p>
          </table:table-cell>
          <table:table-cell office:value-type="string">
            <text:p>CVS co 2009-9-15</text:p>
          </table:table-cell>
          <table:table-cell table:style-name="ce10" office:value-type="string">
            <text:p>An independent implementation of the Java Sound API</text:p>
          </table:table-cell>
          <table:table-cell table:style-name="ce13" office:value-type="string">
            <text:p><text:span text:style-name="T1"><text:a xlink:href="http://www.tritonus.org/">http://www.tritonus.org</text:a></text:span></text:p>
          </table:table-cell>
          <table:table-cell table:style-name="ce13" office:value-type="string">
            <text:p><text:span text:style-name="T1"><text:a xlink:href="https://sourceforge/">http://www.tritonus.org/plugins.html And https://sourceforge.net/scm/?type=cvs&amp;group_id=1390</text:a></text:span></text:p>
          </table:table-cell>
          <table:table-cell office:value-type="string">
            <text:p>LGPL 2</text:p>
          </table:table-cell>
          <table:table-cell table:number-columns-repeated="1018"/>
        </table:table-row>
        <table:table-row table:style-name="ro2">
          <table:table-cell office:value-type="string">
            <text:p>mp3spi</text:p>
          </table:table-cell>
          <table:table-cell office:value-type="string">
            <text:p>1.9.4</text:p>
          </table:table-cell>
          <table:table-cell table:style-name="ce10" office:value-type="string">
            <text:p>A Java Service Provider Interface that adds MP3 (MPEG 1/2/2.5 Layer 1/2/3) audio format support for Java Platform.</text:p>
          </table:table-cell>
          <table:table-cell table:style-name="ce13" office:value-type="string">
            <text:p>http://www.javazoom.net/mp3spi/mp3spi.html</text:p>
          </table:table-cell>
          <table:table-cell table:style-name="ce13" office:value-type="string">
            <text:p>http://www.javazoom.net/mp3spi/mp3spi.html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office:value-type="string">
            <text:p>javalayer</text:p>
          </table:table-cell>
          <table:table-cell office:value-type="string">
            <text:p>1.0.1</text:p>
          </table:table-cell>
          <table:table-cell table:style-name="ce10" office:value-type="string">
            <text:p>A Java library that decodes MP3 files in real-time.</text:p>
          </table:table-cell>
          <table:table-cell table:style-name="ce13" office:value-type="string">
            <text:p>http://www.javazoom.net/javalayer/javalayer.html</text:p>
          </table:table-cell>
          <table:table-cell table:style-name="ce13" office:value-type="string">
            <text:p>http://www.javazoom.net/javalayer/javalayer.html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office:value-type="string">
            <text:p>jspeex</text:p>
          </table:table-cell>
          <table:table-cell office:value-type="string">
            <text:p>0.9.7</text:p>
          </table:table-cell>
          <table:table-cell table:style-name="ce10" office:value-type="string">
            <text:p>An encoder and decoder for the Speex audio codec. </text:p>
          </table:table-cell>
          <table:table-cell table:style-name="ce13" office:value-type="string">
            <text:p>Jean-Marc Valin</text:p>
          </table:table-cell>
          <table:table-cell table:style-name="ce13" office:value-type="string">
            <text:p>http://jspeex.sourceforge.net/</text:p>
          </table:table-cell>
          <table:table-cell office:value-type="string">
            <text:p>Modified BSD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Audio Plugin – antlib</text:p>
          </table:table-cell>
          <table:table-cell table:number-columns-repeated="1023"/>
        </table:table-row>
        <table:table-row table:style-name="ro1">
          <table:table-cell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csv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table:style-name="ce4" office:value-type="string">
            <text:p>csv Plugin – antlib</text:p>
          </table:table-cell>
          <table:table-cell table:number-columns-repeated="1023"/>
        </table:table-row>
        <table:table-row table:style-name="ro1">
          <table:table-cell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Email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3">
          <table:table-cell office:value-type="string">
            <text:p>poi</text:p>
          </table:table-cell>
          <table:table-cell office:value-type="string">
            <text:p>3.2</text:p>
          </table:table-cell>
          <table:table-cell table:style-name="ce10" office:value-type="string">
            <text:p>A Java API for Microsoft documents. Used for text extraction from emails.</text:p>
          </table:table-cell>
          <table:table-cell table:style-name="ce5" office:value-type="string">
            <text:p>Apache Software Foundation</text:p>
          </table:table-cell>
          <table:table-cell table:style-name="ce13" office:value-type="string">
            <text:p><text:span text:style-name="T1"><text:a xlink:href="http://poi.apache.org/">http://poi.apache.org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2">
          <table:table-cell office:value-type="string">
            <text:p>activation</text:p>
          </table:table-cell>
          <table:table-cell office:value-type="string">
            <text:p>1.1.1</text:p>
          </table:table-cell>
          <table:table-cell table:style-name="ce10" office:value-type="string">
            <text:p>A file type map that specifies the MIME content type for a given file and a way to specify actions for given MIME type content.</text:p>
          </table:table-cell>
          <table:table-cell office:value-type="string">
            <text:p>GNU</text:p>
          </table:table-cell>
          <table:table-cell table:style-name="ce13" office:value-type="string">
            <text:p><text:span text:style-name="T1"><text:a xlink:href="http://ftp.gnu.org/gnu/classpathx/">http://ftp.gnu.org/gnu/classpathx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office:value-type="string">
            <text:p>gnumail</text:p>
          </table:table-cell>
          <table:table-cell office:value-type="string">
            <text:p>1.1.2</text:p>
          </table:table-cell>
          <table:table-cell table:style-name="ce10" office:value-type="string">
            <text:p>A mail application for Linux and Apple Mac OS X.</text:p>
          </table:table-cell>
          <table:table-cell office:value-type="string">
            <text:p>GNU</text:p>
          </table:table-cell>
          <table:table-cell table:style-name="ce13" office:value-type="string">
            <text:p><text:span text:style-name="T1"><text:a xlink:href="http://ftp.gnu.org/gnu/classpathx/">http://ftp.gnu.org/gnu/classpathx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office:value-type="string">
            <text:p>inetlib</text:p>
          </table:table-cell>
          <table:table-cell office:value-type="string">
            <text:p>1.1.1</text:p>
          </table:table-cell>
          <table:table-cell table:style-name="ce10" office:value-type="string">
            <text:p>Internet address manipulation routines. </text:p>
          </table:table-cell>
          <table:table-cell table:style-name="ce5" office:value-type="string">
            <text:p>GNU</text:p>
          </table:table-cell>
          <table:table-cell table:style-name="ce13" office:value-type="string">
            <text:p><text:span text:style-name="T1"><text:a xlink:href="http://ftp.gnu.org/gnu/classpathx/">http://ftp.gnu.org/gnu/classpathx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Email Plugin – antlib</text:p>
          </table:table-cell>
          <table:table-cell table:number-columns-repeated="2"/>
          <table:table-cell table:style-name="ce13" table:number-columns-repeated="2"/>
          <table:table-cell table:number-columns-repeated="1019"/>
        </table:table-row>
        <table:table-row table:style-name="ro1">
          <table:table-cell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HTML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3">
          <table:table-cell office:value-type="string">
            <text:p>xalan</text:p>
          </table:table-cell>
          <table:table-cell office:value-type="string">
            <text:p>2.7.1</text:p>
          </table:table-cell>
          <table:table-cell table:style-name="ce10" office:value-type="string">
            <text:p>Xalan-Java is an XSLT processor for transforming XML documents into HTML, text, or other XML document types.</text:p>
          </table:table-cell>
          <table:table-cell office:value-type="string">
            <text:p>Apache Software Foundation</text:p>
          </table:table-cell>
          <table:table-cell table:style-name="ce5" office:value-type="string">
            <text:p>http://xml.apache.org/xalan-j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2">
          <table:table-cell office:value-type="string">
            <text:p>activation</text:p>
          </table:table-cell>
          <table:table-cell office:value-type="string">
            <text:p>1.1.1</text:p>
          </table:table-cell>
          <table:table-cell table:style-name="ce10" office:value-type="string">
            <text:p>A file type map that specifies the MIME content type for a given file and a way to specify actions for given MIME type content.</text:p>
          </table:table-cell>
          <table:table-cell office:value-type="string">
            <text:p>GNU</text:p>
          </table:table-cell>
          <table:table-cell table:style-name="ce13" office:value-type="string">
            <text:p><text:span text:style-name="T1"><text:a xlink:href="http://ftp.gnu.org/gnu/classpathx/">http://ftp.gnu.org/gnu/classpathx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3">
          <table:table-cell office:value-type="string">
            <text:p>BrowserLauncher2</text:p>
          </table:table-cell>
          <table:table-cell office:value-type="string">
            <text:p>1.3</text:p>
          </table:table-cell>
          <table:table-cell table:style-name="ce10" office:value-type="string">
            <text:p>Facilitates opening a browser from a Java application and directing the browser to a supplied URL.</text:p>
          </table:table-cell>
          <table:table-cell table:style-name="ce13" office:value-type="string">
            <text:p><text:span text:style-name="T1"><text:a xlink:href="http://browserlaunch2.sourceforge.net/">http://browserlaunch2.sourceforge.net/</text:a></text:span></text:p>
          </table:table-cell>
          <table:table-cell table:style-name="ce13" office:value-type="string">
            <text:p><text:span text:style-name="T1"><text:a xlink:href="http://browserlaunch2.sourceforge.net/">http://browserlaunch2.sourceforge.net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HTML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style-name="ce5"/>
          <table:table-cell table:number-columns-repeated="1023"/>
        </table:table-row>
        <table:table-row table:style-name="ro1">
          <table:table-cell table:style-name="ce3" office:value-type="string">
            <text:p>Image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office:value-type="string">
            <text:p>batik</text:p>
          </table:table-cell>
          <table:table-cell office:value-type="string">
            <text:p>1.7</text:p>
          </table:table-cell>
          <table:table-cell table:style-name="ce10" office:value-type="string">
            <text:p>Used to manipulate SVG documents.</text:p>
          </table:table-cell>
          <table:table-cell table:style-name="ce5" office:value-type="string">
            <text:p>Apache Software Foundation</text:p>
          </table:table-cell>
          <table:table-cell table:style-name="ce13" office:value-type="string">
            <text:p><text:span text:style-name="T1"><text:a xlink:href="http://xmlgraphics.apache.org/batik/">http://xmlgraphics.apache.org/batik/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3">
          <table:table-cell office:value-type="string">
            <text:p>w3c SVG and SMIL</text:p>
          </table:table-cell>
          <table:table-cell office:value-type="string">
            <text:p>1.1</text:p>
          </table:table-cell>
          <table:table-cell table:style-name="ce10" office:value-type="string">
            <text:p>The Java language binding for the SVG and SMIL object models.</text:p>
          </table:table-cell>
          <table:table-cell table:style-name="ce5" office:value-type="string">
            <text:p>w3c</text:p>
          </table:table-cell>
          <table:table-cell table:style-name="ce13" office:value-type="string">
            <text:p><text:span text:style-name="T1"><text:a xlink:href="http://www.w3.org/TR">http://www.w3.org/TR/SVG11/java.html And http://www.w3.org/TR/smil-boston-dom/java-binding.html</text:a></text:span></text:p>
          </table:table-cell>
          <table:table-cell office:value-type="string">
            <text:p>Modified BSD</text:p>
          </table:table-cell>
          <table:table-cell table:number-columns-repeated="1018"/>
        </table:table-row>
        <table:table-row table:style-name="ro1">
          <table:table-cell office:value-type="string">
            <text:p>w3c SAC</text:p>
          </table:table-cell>
          <table:table-cell office:value-type="string">
            <text:p>1.3</text:p>
          </table:table-cell>
          <table:table-cell table:style-name="ce10" office:value-type="string">
            <text:p>An API for Cascading Style Sheets (CSS)</text:p>
          </table:table-cell>
          <table:table-cell table:style-name="ce5" office:value-type="string">
            <text:p>w3c</text:p>
          </table:table-cell>
          <table:table-cell table:style-name="ce13" office:value-type="string">
            <text:p>http://www.w3.org/Style/CSS/SAC/</text:p>
          </table:table-cell>
          <table:table-cell office:value-type="string">
            <text:p>Modified BSD</text:p>
          </table:table-cell>
          <table:table-cell table:number-columns-repeated="1018"/>
        </table:table-row>
        <table:table-row table:style-name="ro3">
          <table:table-cell office:value-type="string">
            <text:p>xerces</text:p>
          </table:table-cell>
          <table:table-cell office:value-type="string">
            <text:p>2.9.1</text:p>
          </table:table-cell>
          <table:table-cell table:style-name="ce10" office:value-type="string">
            <text:p>A collection of software libraries for parsing, validating, serializing and manipulating XML.</text:p>
          </table:table-cell>
          <table:table-cell office:value-type="string">
            <text:p>Apache Software Foundation</text:p>
          </table:table-cell>
          <table:table-cell table:style-name="ce13" office:value-type="string">
            <text:p><text:span text:style-name="T1"><text:a xlink:href="http://xml.apache.org/dist/xerces-j/">http://xml.apache.org/dist/xerces-j/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2">
          <table:table-cell office:value-type="string">
            <text:p>sanselan</text:p>
          </table:table-cell>
          <table:table-cell office:value-type="string">
            <text:p>0.97-incubator</text:p>
          </table:table-cell>
          <table:table-cell table:style-name="ce10" office:value-type="string">
            <text:p>Reads and writes a variety of image formats, including fast parsing of image info (such as size, colour space) and metadata.</text:p>
          </table:table-cell>
          <table:table-cell office:value-type="string">
            <text:p>Apache Software Foundation</text:p>
          </table:table-cell>
          <table:table-cell table:style-name="ce13" office:value-type="string">
            <text:p>http://incubator.apache.org/sanselan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office:value-type="string">
            <text:p>im4java</text:p>
          </table:table-cell>
          <table:table-cell office:value-type="string">
            <text:p>0.98.0</text:p>
          </table:table-cell>
          <table:table-cell table:style-name="ce10" office:value-type="string">
            <text:p>A pure-java interface to the ImageMagick commandline.</text:p>
          </table:table-cell>
          <table:table-cell office:value-type="string">
            <text:p>http://im4java.sourceforge.net/</text:p>
          </table:table-cell>
          <table:table-cell office:value-type="string">
            <text:p>http://im4java.sourceforge.net/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Image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style-name="ce5"/>
          <table:table-cell/>
          <table:table-cell table:style-name="ce10"/>
          <table:table-cell table:number-columns-repeated="1021"/>
        </table:table-row>
        <table:table-row table:style-name="ro1">
          <table:table-cell table:style-name="ce3" office:value-type="string">
            <text:p>Metadata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table:style-name="ce4" office:value-type="string">
            <text:p>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Multipage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table:style-name="ce4" office:value-type="string">
            <text:p>Multipage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NAA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table:style-name="ce4" office:value-type="string">
            <text:p>NAA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Office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3">
          <table:table-cell office:value-type="string">
            <text:p>juh.jar</text:p>
          </table:table-cell>
          <table:table-cell/>
          <table:table-cell table:style-name="ce10" office:value-type="string">
            <text:p>Provides interoperability between Java and the Open Office API</text:p>
          </table:table-cell>
          <table:table-cell office:value-type="string">
            <text:p>OpenOffice.org / Uno Module</text:p>
          </table:table-cell>
          <table:table-cell office:value-type="string">
            <text:p>http://udk.openoffice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3">
          <table:table-cell office:value-type="string">
            <text:p>jurt.jar</text:p>
          </table:table-cell>
          <table:table-cell/>
          <table:table-cell table:style-name="ce10" office:value-type="string">
            <text:p>Provides interoperability between Java and the Open Office API</text:p>
          </table:table-cell>
          <table:table-cell office:value-type="string">
            <text:p>OpenOffice.org / Uno Module</text:p>
          </table:table-cell>
          <table:table-cell office:value-type="string">
            <text:p>http://udk.openoffice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3">
          <table:table-cell office:value-type="string">
            <text:p>ridl.jar</text:p>
          </table:table-cell>
          <table:table-cell/>
          <table:table-cell table:style-name="ce10" office:value-type="string">
            <text:p>Provides interoperability between Java and the Open Office API</text:p>
          </table:table-cell>
          <table:table-cell office:value-type="string">
            <text:p>OpenOffice.org / Uno Module</text:p>
          </table:table-cell>
          <table:table-cell office:value-type="string">
            <text:p>http://udk.openoffice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3">
          <table:table-cell office:value-type="string">
            <text:p>unoil.jar</text:p>
          </table:table-cell>
          <table:table-cell/>
          <table:table-cell table:style-name="ce10" office:value-type="string">
            <text:p>Provides interoperability between Java and the Open Office API</text:p>
          </table:table-cell>
          <table:table-cell office:value-type="string">
            <text:p>OpenOffice.org / Uno Module</text:p>
          </table:table-cell>
          <table:table-cell office:value-type="string">
            <text:p>http://udk.openoffice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1">
          <table:table-cell office:value-type="string">
            <text:p>xt.jar</text:p>
          </table:table-cell>
          <table:table-cell office:value-type="string">
            <text:p>20051206</text:p>
          </table:table-cell>
          <table:table-cell table:style-name="ce10" office:value-type="string">
            <text:p>An implementation of XSLT in java.</text:p>
          </table:table-cell>
          <table:table-cell office:value-type="string">
            <text:p>http://www.blnz.com/xt/index.html</text:p>
          </table:table-cell>
          <table:table-cell table:style-name="ce13" office:value-type="string">
            <text:p><text:span text:style-name="T1"><text:a xlink:href="http://www.blnz.com/xt/index.html">http://www.blnz.com/xt/index.html</text:a></text:span></text:p>
          </table:table-cell>
          <table:table-cell office:value-type="string">
            <text:p>BLNZ License</text:p>
          </table:table-cell>
          <table:table-cell table:number-columns-repeated="1018"/>
        </table:table-row>
        <table:table-row table:style-name="ro3">
          <table:table-cell office:value-type="string">
            <text:p>xalan</text:p>
          </table:table-cell>
          <table:table-cell office:value-type="string">
            <text:p>2.7.1</text:p>
          </table:table-cell>
          <table:table-cell table:style-name="ce10" office:value-type="string">
            <text:p>Xalan-Java is an XSLT processor for transforming XML documents into HTML, text, or other XML document types.</text:p>
          </table:table-cell>
          <table:table-cell office:value-type="string">
            <text:p>Apache Software Foundation</text:p>
          </table:table-cell>
          <table:table-cell table:style-name="ce5" office:value-type="string">
            <text:p>http://xml.apache.org/xalan-j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3">
          <table:table-cell office:value-type="string">
            <text:p>poi</text:p>
          </table:table-cell>
          <table:table-cell office:value-type="string">
            <text:p>3.2</text:p>
          </table:table-cell>
          <table:table-cell table:style-name="ce10" office:value-type="string">
            <text:p>A Java API for Microsoft documents. Used for text extraction from emails.</text:p>
          </table:table-cell>
          <table:table-cell table:style-name="ce5" office:value-type="string">
            <text:p>Apache Software Foundation</text:p>
          </table:table-cell>
          <table:table-cell table:style-name="ce13" office:value-type="string">
            <text:p><text:span text:style-name="T1"><text:a xlink:href="http://poi.apache.org/">http://poi.apache.org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Office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PDF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2">
          <table:table-cell office:value-type="string">
            <text:p>jpedal</text:p>
          </table:table-cell>
          <table:table-cell office:value-type="string">
            <text:p>3.83b38</text:p>
          </table:table-cell>
          <table:table-cell table:style-name="ce10" office:value-type="string">
            <text:p>Java PDF library, providing a Java PDF viewer, PDF to image conversion, PDF printing or adding PDF search and PDF extraction features.</text:p>
          </table:table-cell>
          <table:table-cell office:value-type="string">
            <text:p>http://www.jpedal.org/</text:p>
          </table:table-cell>
          <table:table-cell office:value-type="string">
            <text:p>http://www.jpedal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PDF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Plaintext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table:style-name="ce4" office:value-type="string">
            <text:p>Plaintext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Postscript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office:value-type="string">
            <text:p>toastscript</text:p>
          </table:table-cell>
          <table:table-cell office:value-type="string">
            <text:p>1.79</text:p>
          </table:table-cell>
          <table:table-cell table:style-name="ce10" office:value-type="string">
            <text:p>A Java implementation of the PostScript language.</text:p>
          </table:table-cell>
          <table:table-cell office:value-type="string">
            <text:p>http://sourceforge.net/projects/toastscript/</text:p>
          </table:table-cell>
          <table:table-cell office:value-type="string">
            <text:p>http://sourceforge.net/projects/toastscript/</text:p>
          </table:table-cell>
          <table:table-cell office:value-type="string">
            <text:p>GPL 2+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Postscript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Project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3">
          <table:table-cell office:value-type="string">
            <text:p>mpxj</text:p>
          </table:table-cell>
          <table:table-cell office:value-type="string">
            <text:p>3.1.0</text:p>
          </table:table-cell>
          <table:table-cell table:style-name="ce10" office:value-type="string">
            <text:p>Provides a set of facilities to allow project information to be manipulated in Java and .Net. </text:p>
          </table:table-cell>
          <table:table-cell office:value-type="string">
            <text:p>http://mpxj.sourceforge.net/</text:p>
          </table:table-cell>
          <table:table-cell office:value-type="string">
            <text:p>http://mpxj.sourceforge.net/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3">
          <table:table-cell office:value-type="string">
            <text:p>poi</text:p>
          </table:table-cell>
          <table:table-cell office:value-type="string">
            <text:p>3.2</text:p>
          </table:table-cell>
          <table:table-cell table:style-name="ce10" office:value-type="string">
            <text:p>A Java API for Microsoft documents. Used for text extraction from emails.</text:p>
          </table:table-cell>
          <table:table-cell table:style-name="ce5" office:value-type="string">
            <text:p>Apache Software Foundation</text:p>
          </table:table-cell>
          <table:table-cell table:style-name="ce13" office:value-type="string">
            <text:p><text:span text:style-name="T1"><text:a xlink:href="http://poi.apache.org/">http://poi.apache.org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Project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XML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table:style-name="ce4" office:value-type="string">
            <text:p>XML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6542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07" number:language="en" number:country="AU">
      <number:day/>
      <number:text>-</number:text>
      <number:month number:textual="true"/>
      <number:text>-</number:text>
      <number:year/>
    </number:date-style>
    <number:date-style style:name="N10108" number:language="en" number:country="AU">
      <number:day/>
      <number:text>-</number:text>
      <number:month number:textual="true"/>
    </number:date-style>
    <number:date-style style:name="N10109" number:language="en" number:country="AU">
      <number:month number:textual="true"/>
      <number:text>-</number:text>
      <number:year/>
    </number:date-style>
    <number:time-style style:name="N10110" number:language="en" number:country="AU">
      <number:hours/>
      <number:text>:</number:text>
      <number:minutes number:style="long"/>
      <number:text> </number:text>
      <number:am-pm/>
    </number:time-style>
    <number:time-style style:name="N10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AU">
      <number:hours/>
      <number:text>:</number:text>
      <number:minutes number:style="long"/>
    </number:time-style>
    <number:time-style style:name="N10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0">20/09/2011</text:date>, <text:time>16:1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20T16:12:25</dc:date>
    <meta:editing-cycles>108</meta:editing-cycles>
    <meta:editing-duration>P28DT16H39M9S</meta:editing-duration>
    <meta:generator>LibreOffice/3.3$Unix LibreOffice_project/330m19$Build-301</meta:generator>
    <meta:document-statistic meta:table-count="1" meta:cell-count="361" meta:object-count="0"/>
  </office:meta>
</office:document-meta>
</file>